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C000002D0092B9418.png" manifest:media-type="image/png"/>
  <manifest:file-entry manifest:full-path="Pictures/100000010000056E000002B32CBD21FD.png" manifest:media-type="image/png"/>
  <manifest:file-entry manifest:full-path="Pictures/100000010000055E000000C06B129D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2.376cm" draw:z-index="0"><draw:image xlink:href="Pictures/100000010000055E000000C06B129D41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8.451cm" draw:z-index="0"><draw:image xlink:href="Pictures/100000010000056E000002B32CBD21FD.png" xlink:type="simple" xlink:show="embed" xlink:actuate="onLoad" draw:mime-type="image/png"/></draw:frame></text:p>
      <text:p text:style-name="Standard"/>
      <text:p text:style-name="P1"><draw:frame draw:style-name="fr1" draw:name="Picture 3" text:anchor-type="as-char" svg:width="17cm" svg:height="8.818cm" draw:z-index="0"><draw:image xlink:href="Pictures/100000010000056C000002D0092B94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9-05-25_seance</dc:title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3" meta:object-count="0" meta:page-count="3" meta:paragraph-count="3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